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9B33ED2D9B0F7917.jpg" manifest:media-type="image/jpeg"/>
  <manifest:file-entry manifest:full-path="Pictures/1000000D000000D200000142B503B04EDD1FD607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Neuropol X Rg" svg:font-family="'Neuropol X Rg'" style:font-pitch="variable"/>
    <style:font-face style:name="Orbitron" svg:font-family="Orbi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87cm"/>
    </style:style>
    <style:style style:name="gr3" style:family="graphic">
      <style:graphic-properties style:protect="size"/>
    </style:style>
    <style:style style:name="pr1" style:family="presentation" style:parent-style-name="Predefinit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Orbitron"/>
    </style:style>
    <style:style style:name="P3" style:family="paragraph">
      <loext:graphic-properties draw:fill="none" draw:fill-color="#ffffff"/>
      <style:paragraph-properties fo:text-align="center"/>
      <style:text-properties style:font-name="Orbitron" fo:font-size="44pt" fo:background-color="#ffffff" style:font-size-asian="44pt" style:font-size-complex="44pt"/>
    </style:style>
    <style:style style:name="P4" style:family="paragraph">
      <loext:graphic-properties draw:fill-color="#ffffff"/>
    </style:style>
    <style:style style:name="T1" style:family="text">
      <style:text-properties style:font-name="Orbitron" fo:font-size="44pt" fo:background-color="#ffffff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7.825cm" svg:height="12cm" svg:x="18.375cm" svg:y="8cm">
          <draw:image xlink:href="Pictures/1000000D000000D200000142B503B04EDD1FD607.gif" xlink:type="simple" xlink:show="embed" xlink:actuate="onLoad">
            <text:p/>
          </draw:image>
        </draw:frame>
        <draw:frame draw:style-name="gr2" draw:text-style-name="P3" draw:layer="layout" svg:width="11cm" svg:height="4.037cm" svg:x="4.2cm" svg:y="9.563cm">
          <draw:text-box>
            <text:p xml:id="id1" text:id="id1" text:style-name="P2"><text:span text:style-name="T1">Intelligenza Artificia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Neuropol X Rg" svg:font-family="'Neuropol X Rg'" style:font-pitch="variable"/>
    <style:font-face style:name="Orbitron" svg:font-family="Orbitro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3009B33ED2D9B0F791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5T22:09:57.588000000</meta:creation-date>
    <dc:date>2016-09-25T22:39:49.477000000</dc:date>
    <meta:editing-duration>PT14M2S</meta:editing-duration>
    <meta:editing-cycles>3</meta:editing-cycles>
    <meta:generator>LibreOffice/5.0.5.2$Windows_x86 LibreOffice_project/55b006a02d247b5f7215fc6ea0fde844b30035b3</meta:generator>
    <meta:document-statistic meta:object-count="25"/>
  </office:meta>
</office:document-meta>
</file>